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97f" officeooo:paragraph-rsid="001f64fa"/>
    </style:style>
    <style:style style:name="P2" style:family="paragraph" style:parent-style-name="Standard">
      <style:paragraph-properties fo:break-before="page"/>
      <style:text-properties officeooo:rsid="000069ba" officeooo:paragraph-rsid="001f64fa"/>
    </style:style>
    <style:style style:name="P3" style:family="paragraph" style:parent-style-name="Standard">
      <style:text-properties officeooo:rsid="000069ba" officeooo:paragraph-rsid="001f64fa"/>
    </style:style>
    <style:style style:name="T1" style:family="text">
      <style:text-properties officeooo:rsid="000c2cd7"/>
    </style:style>
    <style:style style:name="T2" style:family="text">
      <style:text-properties officeooo:rsid="000bd420"/>
    </style:style>
    <style:style style:name="T3" style:family="text">
      <style:text-properties officeooo:rsid="00081464"/>
    </style:style>
    <style:style style:name="T4" style:family="text">
      <style:text-properties officeooo:rsid="0003297f"/>
    </style:style>
    <style:style style:name="T5" style:family="text">
      <style:text-properties officeooo:rsid="0004b7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ja <text:span text:style-name="T2">251</text:span> <text:span text:style-name="T3"><text:s/>de </text:span><text:span text:style-name="T2">Proyecto</text:span></text:p>
      <text:p text:style-name="P3">Ordenanza <text:span text:style-name="T4">3</text:span><text:span text:style-name="T2">104</text:span>-CM-1<text:span text:style-name="T5">9</text:span></text:p>
      <text:p text:style-name="P3">= Bibliorato Planos y escaneados</text:p>
      <text:p text:style-name="P3"/>
      <text:p text:style-name="P2">Ordenanza <text:span text:style-name="T4">3</text:span><text:span text:style-name="T2">1</text:span><text:span text:style-name="T4">0</text:span><text:span text:style-name="T1">6</text:span>-CM-1<text:span text:style-name="T5">9</text:span></text:p>
      <text:p text:style-name="P3">foja<text:span text:style-name="T2">s</text:span> <text:span text:style-name="T1">83</text:span><text:span text:style-name="T2"> a </text:span><text:span text:style-name="T1">11</text:span><text:span text:style-name="T2">0</text:span> <text:span text:style-name="T3"><text:s/>de </text:span><text:span text:style-name="T2">Proyecto</text:span></text:p>
      <text:p text:style-name="P1">= Libro 4<text:span text:style-name="T1">4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1:27:59.775193661</meta:creation-date>
    <dc:date>2023-12-11T11:28:32.779558284</dc:date>
    <meta:editing-duration>PT33S</meta:editing-duration>
    <meta:editing-cycles>1</meta:editing-cycles>
    <meta:document-statistic meta:table-count="0" meta:image-count="0" meta:object-count="0" meta:page-count="2" meta:paragraph-count="6" meta:word-count="22" meta:character-count="131" meta:non-whitespace-character-count="113"/>
    <meta:generator>LibreOffice/7.5.3.2$Linux_X86_64 LibreOffice_project/9f56dff12ba03b9acd7730a5a481eea045e468f3</meta:generator>
  </office:meta>
</office:document-meta>
</file>